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85f1"/>
    </style:style>
    <style:style style:name="P2" style:family="paragraph" style:parent-style-name="Standard">
      <style:text-properties officeooo:rsid="000185f1" officeooo:paragraph-rsid="000185f1"/>
    </style:style>
    <style:style style:name="P3" style:family="paragraph" style:parent-style-name="Standard">
      <style:text-properties officeooo:rsid="00032d07" officeooo:paragraph-rsid="00032d07"/>
    </style:style>
    <style:style style:name="P4" style:family="paragraph" style:parent-style-name="Standard">
      <style:text-properties fo:font-variant="normal" fo:text-transform="none" fo:color="#1d1c1d" style:font-name="Slack-Lato" fo:font-size="11.25pt" fo:letter-spacing="normal" fo:font-style="normal" fo:font-weight="normal" officeooo:rsid="000185f1" officeooo:paragraph-rsid="00032d07"/>
    </style:style>
    <style:style style:name="P5" style:family="paragraph" style:parent-style-name="Standard">
      <style:text-properties fo:font-variant="normal" fo:text-transform="none" fo:color="#1d1c1d" style:font-name="Slack-Lato" fo:font-size="11.25pt" fo:letter-spacing="normal" fo:font-style="normal" fo:font-weight="normal" officeooo:rsid="000185f1" officeooo:paragraph-rsid="000185f1"/>
    </style:style>
    <style:style style:name="P6" style:family="paragraph" style:parent-style-name="Standard">
      <style:text-properties fo:font-variant="normal" fo:text-transform="none" fo:color="#1d1c1d" style:font-name="Slack-Lato" fo:font-size="11.25pt" fo:letter-spacing="normal" fo:font-style="normal" fo:font-weight="normal" officeooo:rsid="00032d07" officeooo:paragraph-rsid="000185f1"/>
    </style:style>
    <style:style style:name="P7" style:family="paragraph" style:parent-style-name="Standard">
      <style:text-properties fo:font-variant="normal" fo:text-transform="none" fo:color="#1d1c1d" style:font-name="Slack-Lato" fo:font-size="11.25pt" fo:letter-spacing="normal" fo:font-style="normal" fo:font-weight="normal" officeooo:rsid="00032d07" officeooo:paragraph-rsid="00032d07"/>
    </style:style>
    <style:style style:name="P8" style:family="paragraph" style:parent-style-name="Standard">
      <style:text-properties fo:font-variant="normal" fo:text-transform="none" fo:color="#1d1c1d" style:font-name="Slack-Lato" fo:font-size="11.25pt" fo:letter-spacing="normal" fo:font-style="normal" fo:font-weight="normal" officeooo:rsid="0003fb29" officeooo:paragraph-rsid="00032d07"/>
    </style:style>
    <style:style style:name="P9" style:family="paragraph" style:parent-style-name="Standard">
      <style:text-properties fo:font-variant="normal" fo:text-transform="none" fo:color="#1d1c1d" style:font-name="Slack-Lato" fo:font-size="11.25pt" fo:letter-spacing="normal" fo:font-style="normal" fo:font-weight="normal" officeooo:rsid="000d09b0" officeooo:paragraph-rsid="000d09b0"/>
    </style:style>
    <style:style style:name="T1" style:family="text">
      <style:text-properties fo:font-variant="normal" fo:text-transform="none" fo:color="#1d1c1d" style:font-name="Slack-Lato" fo:font-size="11.25pt" fo:letter-spacing="normal" fo:font-style="normal" fo:font-weight="normal"/>
    </style:style>
    <style:style style:name="T2" style:family="text">
      <style:text-properties fo:font-variant="normal" fo:text-transform="none" fo:color="#1d1c1d" style:font-name="Slack-Lato" fo:font-size="11.25pt" fo:letter-spacing="normal" fo:font-style="normal" fo:font-weight="normal" officeooo:rsid="00032d07"/>
    </style:style>
    <style:style style:name="T3" style:family="text">
      <style:text-properties fo:font-variant="normal" fo:text-transform="none" fo:color="#1d1c1d" style:font-name="Slack-Lato" fo:font-size="11.25pt" fo:letter-spacing="normal" fo:font-style="normal" fo:font-weight="normal" officeooo:rsid="00033c99"/>
    </style:style>
    <style:style style:name="T4" style:family="text">
      <style:text-properties fo:font-variant="normal" fo:text-transform="none" fo:color="#1d1c1d" style:font-name="Slack-Lato" fo:font-size="11.25pt" fo:letter-spacing="normal" fo:font-style="normal" fo:font-weight="normal" officeooo:rsid="0003fb29"/>
    </style:style>
    <style:style style:name="T5" style:family="text">
      <style:text-properties fo:font-variant="normal" fo:text-transform="none" fo:color="#1d1c1d" style:font-name="Slack-Lato" fo:font-size="11.25pt" fo:letter-spacing="normal" fo:font-style="normal" fo:font-weight="normal" officeooo:rsid="000d09b0"/>
    </style:style>
    <style:style style:name="T6" style:family="text">
      <style:text-properties officeooo:rsid="000d09b0"/>
    </style:style>
    <style:style style:name="T7" style:family="text">
      <style:text-properties officeooo:rsid="0012e62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gh outline of methods used to sort temperature review papers:</text:p>
      <text:p text:style-name="P2"/>
      <text:p text:style-name="P2">1) Web of Science search algorithm:</text:p>
      <text:p text:style-name="P2"><text:s text:c="6"/></text:p>
      <text:p text:style-name="P4">ts = (temperature)<text:line-break/> and<text:line-break/> ts = (experimental evolution or artificial selection or selection experiment or laboratory selection)<text:line-break/> and<text:line-break/> ts=(microcosm* or mesocosm* or chemostat* or experiment*) not ts=(cancer* OR cardio* OR surg* OR carcin* OR medic* OR crop or drug*)<text:line-break/> and<text:line-break/> wc = (Behavioral Sciences or Ecology or Evolutionary Biology or Limnology or Marine &amp; Freshwater Biology or Microbiology or Multidisciplinary Sciences or Plant Sciences or Zoology or Biochemical Research Methods)<text:line-break/> and<text:line-break/> py=1900-2019</text:p>
      <text:p text:style-name="P5">Number of papers obtained: 2630</text:p>
      <text:p text:style-name="P5"/>
      <text:p text:style-name="P5"/>
      <text:p text:style-name="P2"><text:span text:style-name="T1">2)</text:span><text:span text:style-name="T2"> All papers containing which measured the changes in the temperature niche of the concerned organisms were elected in this first step. These papers were ecological or evolutionary studies in natural populations or laboratory populations.</text:span></text:p>
      <text:p text:style-name="P6"/>
      <text:p text:style-name="P7">Number of papers obtained: 523</text:p>
      <text:p text:style-name="P7"/>
      <text:p text:style-name="P7">3) <text:span text:style-name="T6">I </text:span>then seperated the papers which had ecological an evolutionary work.</text:p>
      <text:p text:style-name="P7"><text:s/>Number of papers (Ecology): 262</text:p>
      <text:p text:style-name="P7"><text:s/>Number of papers (Evolution): 203</text:p>
      <text:p text:style-name="P7"/>
      <text:p text:style-name="P3"><text:span text:style-name="T1">4</text:span><text:span text:style-name="T3">) </text:span><text:span text:style-name="T5">I</text:span><text:span text:style-name="T3"> then seperated papers from the Evolution papers lists into two groups, one with only two temperature points in the temperature assays and second with more than two assay points.</text:span></text:p>
      <text:p text:style-name="P3"><text:span text:style-name="T3"><text:s text:c="2"/></text:span><text:span text:style-name="T4">Number of papers ( Two assay points): 32</text:span></text:p>
      <text:p text:style-name="P8"><text:s text:c="2"/>Number of papers ( More than two assay points): 60</text:p>
      <text:p text:style-name="P8"/>
      <text:p text:style-name="P8"/>
      <text:p text:style-name="P9">5) I have then extracted information from papers regarding the selection temperature , assay temperature, methods and other important details from the papers</text:p>
      <text:p text:style-name="P9"/>
      <text:p text:style-name="P9">6)I then extracted data from the two assay point papers either directly from the papers, supplementary information or from the graphs. For extracting information from graphs I used <text:a xlink:type="simple" xlink:href="https://automeris.io/WebPlotDigitizer/" text:style-name="Internet_20_link" text:visited-style-name="Visited_20_Internet_20_Link">https://automeris.io/WebPlotDigitizer/</text:a> application</text:p>
      <text:p text:style-name="P9"/>
      <text:p text:style-name="P9">7) I have started plotting means and errors from the graphs with the assay temperature on the X axis and the respective fitness values on the Y axis.</text:p>
      <text:p text:style-name="P9"/>
      <text:p text:style-name="P9">8)Then graph with the data from 6 papers combined have also been plotted in order to get idea of the general trend of the reaction norms. <text:span text:style-name="T7">This has been done with keeping X axis as Assay temp 1 and Assay temp 2 points and with the range of all the assay temperatures in the papers used for plo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20:16:30.239308668</meta:creation-date>
    <dc:date>2021-01-28T13:28:04.228424745</dc:date>
    <meta:editing-duration>PT6H24M42S</meta:editing-duration>
    <meta:editing-cycles>11</meta:editing-cycles>
    <meta:generator>LibreOffice/6.0.7.3$Linux_X86_64 LibreOffice_project/00m0$Build-3</meta:generator>
    <meta:document-statistic meta:table-count="0" meta:image-count="0" meta:object-count="0" meta:page-count="1" meta:paragraph-count="17" meta:word-count="343" meta:character-count="2158" meta:non-whitespace-character-count="1811"/>
    <meta:user-defined meta:name="ZOTERO_PREF_1">&lt;data data-version="3" zotero-version="5.0.87"&gt;&lt;session id="MBlTiJY4"/&gt;&lt;style id="http://www.zotero.org/styles/cell" hasBibliography="1" bibliographyStyleHasBeenSet="0"/&gt;&lt;prefs&gt;&lt;pref name="fieldType" value="ReferenceMark"/&gt;&lt;pref name="automaticJournalAbbr</meta:user-defined>
    <meta:user-defined meta:name="ZOTERO_PREF_2">eviations" value="true"/&gt;&lt;/prefs&gt;&lt;/data&gt;</meta:user-defined>
  </office:meta>
</office:document-meta>
</file>